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21T13:17:01.88">
            <text:p>2019/11/21 13:17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3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1T13:17:01.98">
            <text:p>2019/11/21 13:1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8)">
            <text:p>sn(42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8">
            <text:p>88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1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3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2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3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4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em=p1;s2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45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k.B,em=p6;s3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_flamenco:et-6:patt-13.n:t.75~115;R=1_arpeggio_tapping_stomp:f-77:patt-3.n:R=3:patt-4:R=4.n_scale:st-1:p6;s2:t.~180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scale:st-1:p7;s1;A.patt-3(2).n;A.patt-1.rev_stomp:R=1</text:p>
          </table:table-cell>
          <table:table-cell table:style-name="ce49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_scale:k.A_tapping:et-1:p2;s1;patt-3.n:R=1:R=2</text:p>
          </table:table-cell>
          <table:table-cell table:style-name="ce49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pegio_scale:R=1:st-1;p7;s1:R=2_flamenco:et-6;p5;s3;patt-13(2):R=4_tapping:R=3</text:p>
          </table:table-cell>
          <table:table-cell table:style-name="ce49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:et-6;patt-15.n;5p;s4:R=1_stomp:f-77;patt-5.n;p5;s1:R=2:patt-6.n;p5;s2:R=3_scale:A.patt-5(1).n:R=4</text:p>
          </table:table-cell>
          <table:table-cell table:style-name="ce49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49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1T13:17:02.56">
            <text:p>2019/11/21 13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95.856cm" draw:caption-point-x="-1.353cm" draw:caption-point-y="2.54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6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8)">
            <text:p>sn(42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1T13:17:02.66">
            <text:p>2019/11/21 13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5cm" draw:caption-point-x="-1.353cm" draw:caption-point-y="2.34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3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1T13:17:02.76">
            <text:p>2019/11/21 13:1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2" svg:width="2.899cm" svg:height="0.991cm" svg:x="21.948cm" svg:y="21.315cm" draw:caption-point-x="-0.672cm" draw:caption-point-y="0.241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1T13:17:02.87">
            <text:p>2019/11/21 13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81cm" draw:caption-point-x="-1.353cm" draw:caption-point-y="2.34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8)">
            <text:p>sn(42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1T13:17:02.98">
            <text:p>2019/11/21 13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5cm" draw:caption-point-x="-1.353cm" draw:caption-point-y="2.34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0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1T13:17:03.09">
            <text:p>2019/11/21 13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019/11/21</text:date>, <text:time>13:1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21T13:17:01.02</dc:date>
    <dc:creator>iwabuchi ken</dc:creator>
    <meta:editing-duration>P4DT4H58M21S</meta:editing-duration>
    <meta:editing-cycles>431</meta:editing-cycles>
    <meta:generator>OpenOffice/4.1.3$Win32 OpenOffice.org_project/413m1$Build-9783</meta:generator>
    <meta:document-statistic meta:table-count="8" meta:cell-count="7199" meta:object-count="0"/>
    <meta:user-defined meta:name="sheets-banding"/>
    <meta:user-defined meta:name="sheets-original-selection"/>
  </office:meta>
</office:document-meta>
</file>